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66f0" officeooo:paragraph-rsid="000066f0"/>
    </style:style>
    <style:style style:name="P2" style:family="paragraph" style:parent-style-name="Standard">
      <style:text-properties officeooo:rsid="000066f0" officeooo:paragraph-rsid="000137d4"/>
    </style:style>
    <style:style style:name="P3" style:family="paragraph" style:parent-style-name="Standard">
      <style:text-properties officeooo:rsid="0002fa8d" officeooo:paragraph-rsid="0002fa8d"/>
    </style:style>
    <style:style style:name="P4" style:family="paragraph" style:parent-style-name="Standard">
      <style:text-properties officeooo:rsid="0002fa8d" officeooo:paragraph-rsid="00042669"/>
    </style:style>
    <style:style style:name="P5" style:family="paragraph" style:parent-style-name="Standard">
      <style:text-properties officeooo:rsid="00066029" officeooo:paragraph-rsid="00066029"/>
    </style:style>
    <style:style style:name="P6" style:family="paragraph" style:parent-style-name="Standard">
      <style:text-properties officeooo:rsid="00055020" officeooo:paragraph-rsid="00055020"/>
    </style:style>
    <style:style style:name="P7" style:family="paragraph" style:parent-style-name="Standard">
      <style:text-properties officeooo:rsid="00055020" officeooo:paragraph-rsid="000b17e9"/>
    </style:style>
    <style:style style:name="P8" style:family="paragraph" style:parent-style-name="Standard">
      <style:text-properties officeooo:rsid="00055020" officeooo:paragraph-rsid="0009abf2"/>
    </style:style>
    <style:style style:name="P9" style:family="paragraph" style:parent-style-name="Standard">
      <style:text-properties officeooo:rsid="000c545a" officeooo:paragraph-rsid="000c545a"/>
    </style:style>
    <style:style style:name="P10" style:family="paragraph" style:parent-style-name="Standard">
      <style:text-properties officeooo:rsid="00066029" officeooo:paragraph-rsid="000cd21e"/>
    </style:style>
    <style:style style:name="P11" style:family="paragraph" style:parent-style-name="Standard">
      <style:text-properties officeooo:rsid="00055020" officeooo:paragraph-rsid="000b63a5"/>
    </style:style>
    <style:style style:name="T1" style:family="text">
      <style:text-properties officeooo:rsid="000137d4"/>
    </style:style>
    <style:style style:name="T2" style:family="text">
      <style:text-properties officeooo:rsid="0002fa8d"/>
    </style:style>
    <style:style style:name="T3" style:family="text">
      <style:text-properties officeooo:rsid="00042669"/>
    </style:style>
    <style:style style:name="T4" style:family="text">
      <style:text-properties officeooo:rsid="00066029"/>
    </style:style>
    <style:style style:name="T5" style:family="text">
      <style:text-properties officeooo:rsid="00061982"/>
    </style:style>
    <style:style style:name="T6" style:family="text">
      <style:text-properties officeooo:rsid="0009abf2"/>
    </style:style>
    <style:style style:name="T7" style:family="text">
      <style:text-properties officeooo:rsid="000b17e9"/>
    </style:style>
    <style:style style:name="T8" style:family="text">
      <style:text-properties officeooo:rsid="00085df0"/>
    </style:style>
    <style:style style:name="T9" style:family="text">
      <style:text-properties officeooo:rsid="000b63a5"/>
    </style:style>
    <style:style style:name="T10" style:family="text">
      <style:text-properties officeooo:rsid="000c545a"/>
    </style:style>
    <style:style style:name="T11" style:family="text">
      <style:text-properties officeooo:rsid="000cd2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ed interfaces:</text:p>
      <text:p text:style-name="P1">HTTP routs for both Wheight and Billing</text:p>
      <text:p text:style-name="P1">In folder <text:s/>for both Wheight and Billing (shared?)</text:p>
      <text:p text:style-name="P1"/>
      <text:p text:style-name="P1">full app production:</text:p>
      <text:p text:style-name="P1">Billing backend container – internal billing network. Exposed port. Exposed in folder</text:p>
      <text:p text:style-name="P1">Billing mysql container– internal billing network.</text:p>
      <text:p text:style-name="P1">Wheight backend container – internal Wheight network. Exposed port. Exposed in folder</text:p>
      <text:p text:style-name="P1">Wheight mysql container– internal Wheight network.</text:p>
      <text:p text:style-name="P1"/>
      <text:p text:style-name="P1">Full app testing:</text:p>
      <text:p text:style-name="P1">Billing backend container – internal billing network. Exposed port. Exposed in folder. Exposed only to test container</text:p>
      <text:p text:style-name="P1">Billing mysql container– internal billing network.</text:p>
      <text:p text:style-name="P1">Wheight backend container – internal Wheight network. Exposed port. Exposed in folder. Exposed only to test container</text:p>
      <text:p text:style-name="P1">Wheight mysql container– internal Wheight network.</text:p>
      <text:p text:style-name="P1">Testing container : build from all apps testing folders. Access to both app http folders and in folder. <text:tab/>Access tp send mail</text:p>
      <text:p text:style-name="P1"/>
      <text:p text:style-name="P1">test contents:</text:p>
      <text:p text:style-name="P1">a test folder for each app:</text:p>
      <text:p text:style-name="P1">Test:</text:p>
      <text:p text:style-name="P1"><text:tab/>a test configuration file listing app test config: container name, app name, http port id, in folder.</text:p>
      <text:p text:style-name="P1">|</text:p>
      <text:p text:style-name="P1">→ Tests folder</text:p>
      <text:p text:style-name="P1"><text:tab/>|</text:p>
      <text:p text:style-name="P1"><text:tab/>→&lt;Test scenario name&gt; folder</text:p>
      <text:p text:style-name="P1"><text:tab/><text:tab/>|</text:p>
      <text:p text:style-name="P2"><text:tab/><text:tab/>→ n_test_name.json: request type (GET|SET|POST), fileName, file name (optional). <text:tab/><text:tab/><text:tab/><text:tab/>Relative location (http access point), contents, expected response code, expocted <text:tab/><text:tab/><text:tab/>response payload. Incloding __out_&lt;varname&gt; for variables to pull from <text:tab/><text:tab/><text:tab/><text:tab/><text:tab/><text:tab/>response <text:span text:style-name="T1">to use in additional tests in same scenario. </text:span>__<text:span text:style-name="T1">in</text:span>_&lt;varname&gt; <text:span text:style-name="T1">to <text:tab/><text:tab/><text:tab/><text:tab/><text:tab/>put same variable in </text:span><text:span text:style-name="T2">expected</text:span><text:span text:style-name="T1"> test requests/responses.</text:span></text:p>
      <text:p text:style-name="P2"/>
      <text:p text:style-name="P2"/>
      <text:p text:style-name="P2"/>
      <text:p text:style-name="P3">Devops main process:</text:p>
      <text:p text:style-name="P3">Regular container |”CI container”:</text:p>
      <text:p text:style-name="P3"><text:tab/>Listen to web<text:span text:style-name="T3">hooks</text:span></text:p>
      <text:p text:style-name="P3"><text:tab/><text:span text:style-name="T3">on push of any branch:</text:span></text:p>
      <text:p text:style-name="P3"><text:tab/><text:tab/><text:span text:style-name="T3">launch dev build container with branch, email</text:span></text:p>
      <text:p text:style-name="P3"><text:tab/><text:span text:style-name="T3">on push master branch:</text:span></text:p>
      <text:p text:style-name="P3"><text:tab/><text:tab/><text:span text:style-name="T3">Launch production build container</text:span></text:p>
      <text:p text:style-name="P3"><text:tab/><text:span text:style-name="T3">exposes health</text:span></text:p>
      <text:p text:style-name="P3"/>
      <text:p text:style-name="P4"><text:span text:style-name="T3">dev build container /app</text:span></text:p>
      <text:p text:style-name="P4"><text:tab/><text:span text:style-name="T3">launch with mail and </text:span><text:span text:style-name="T4">commit id</text:span><text:span text:style-name="T3"> as email variables</text:span></text:p>
      <text:p text:style-name="P4"><text:tab/><text:span text:style-name="T3">pull branch</text:span></text:p>
      <text:p text:style-name="P4"><text:soft-page-break/><text:tab/><text:span text:style-name="T3">build docker compose based on Devops yaml that includes Billing/Wheights yaml</text:span></text:p>
      <text:p text:style-name="P4"><text:tab/><text:span text:style-name="T3">Devops yaml contains a testing container that runs all tests in the 3 testing directories.</text:span></text:p>
      <text:p text:style-name="P4"><text:tab/><text:span text:style-name="T3">Build testing results sent to commiting developer.</text:span></text:p>
      <text:p text:style-name="P4"/>
      <text:p text:style-name="P4"/>
      <text:p text:style-name="P5">Testing app /container</text:p>
      <text:p text:style-name="P4"/>
      <text:p text:style-name="P4"/>
      <text:p text:style-name="P6">Stage 1 components:</text:p>
      <text:p text:style-name="P6"><text:tab/><text:span text:style-name="T5">task 1</text:span></text:p>
      <text:p text:style-name="P6"><text:tab/>CI python app</text:p>
      <text:p text:style-name="P6"><text:tab/><text:tab/>handles health, webhook</text:p>
      <text:p text:style-name="P6"><text:tab/><text:tab/>webhook launches <text:span text:style-name="T6">container based on the “</text:span>dev build” <text:span text:style-name="T6">image </text:span><text:span text:style-name="T7">with email and commit id <text:tab/><text:tab/><text:tab/>as env variables.</text:span></text:p>
      <text:p text:style-name="P7"><text:span text:style-name="T7"><text:tab/><text:tab/>Uses “Latest” as the docker buildfiles are local and manually uploaded to server.</text:span></text:p>
      <text:p text:style-name="P7"><text:tab/><text:tab/><text:span text:style-name="T7">App to be manually uploaded to server as changed</text:span></text:p>
      <text:p text:style-name="P6"/>
      <text:p text:style-name="P6"><text:tab/>CI Dockerfile</text:p>
      <text:p text:style-name="P6"><text:tab/><text:tab/><text:span text:style-name="T8">Used to create single container. Capable of launching containers from existing Docker <text:tab/><text:tab/><text:tab/></text:span><text:span text:style-name="T7">image. </text:span></text:p>
      <text:p text:style-name="P6"><text:tab/><text:tab/><text:span text:style-name="T7">Dockerfile will be manually uploaded to server as changed.</text:span></text:p>
      <text:p text:style-name="P6"><text:tab/></text:p>
      <text:p text:style-name="P8"><text:tab/>dev build stub <text:span text:style-name="T7">D</text:span>ocherfile:</text:p>
      <text:p text:style-name="P8"><text:tab/><text:tab/>based on <text:a xlink:type="simple" xlink:href="https://hub.docker.com/_/docker" text:style-name="Internet_20_link" text:visited-style-name="Visited_20_Internet_20_Link">https://hub.docker.com/_/docker</text:a> or similar</text:p>
      <text:p text:style-name="P8"><text:tab/><text:tab/>entry point: get the <text:span text:style-name="T5">commit</text:span> and email address and print them to stdout</text:p>
      <text:p text:style-name="P7"><text:tab/><text:tab/><text:span text:style-name="T7">Dockerfile will be manually uploaded to server as changed.</text:span></text:p>
      <text:p text:style-name="P7"/>
      <text:p text:style-name="P6"/>
      <text:p text:style-name="P6"><text:tab/><text:span text:style-name="T5">task 3: run container on server. Verify health </text:span><text:span text:style-name="T6">and receive webhook</text:span></text:p>
      <text:p text:style-name="P5"/>
      <text:p text:style-name="P9"/>
      <text:p text:style-name="P5"/>
      <text:p text:style-name="P6">stage 2 components:</text:p>
      <text:p text:style-name="P6"><text:tab/><text:span text:style-name="T4">task 1 </text:span>dev build <text:span text:style-name="T9">image add </text:span><text:span text:style-name="T10">to buildfile</text:span></text:p>
      <text:p text:style-name="P6"><text:tab/><text:tab/>add support for git pull and ssh <text:span text:style-name="T6">to image. </text:span></text:p>
      <text:p text:style-name="P6"><text:tab/><text:tab/><text:span text:style-name="T11">Add build steps to pull from git</text:span></text:p>
      <text:p text:style-name="P6"><text:tab/><text:tab/><text:span text:style-name="T9">Add build app entry point</text:span></text:p>
      <text:p text:style-name="P10"><text:tab/><text:tab/><text:span text:style-name="T11">add build step </text:span>docker compose <text:span text:style-name="T11">up for</text:span> devops yaml</text:p>
      <text:p text:style-name="P10"/>
      <text:p text:style-name="P5"><text:tab/>Devops yaml</text:p>
      <text:p text:style-name="P5"><text:tab/><text:tab/>use Billing and Weight yaml from commit</text:p>
      <text:p text:style-name="P5"><text:tab/><text:tab/>add devops testing <text:span text:style-name="T11">service</text:span></text:p>
      <text:p text:style-name="P5"><text:tab/></text:p>
      <text:p text:style-name="P11"><text:tab/><text:span text:style-name="T9">Testing container</text:span></text:p>
      <text:p text:style-name="P11"><text:tab/><text:tab/><text:span text:style-name="T9">built from buildfile in commit source tree</text:span><text:tab/></text:p>
      <text:p text:style-name="P6"><text:tab/><text:tab/><text:span text:style-name="T9">testing folders from 3 app folders copied to container</text:span></text:p>
      <text:p text:style-name="P6"><text:tab/><text:tab/><text:span text:style-name="T11">entry point </text:span><text:span text:style-name="T9">testing app from commit source tree devops directory</text:span></text:p>
      <text:p text:style-name="P6"><text:tab/><text:tab/><text:span text:style-name="T11">get email as environment parameter</text:span></text:p>
      <text:p text:style-name="P6"/>
      <text:p text:style-name="P6"><text:soft-page-break/><text:tab/><text:span text:style-name="T9">Tesing app:</text:span></text:p>
      <text:p text:style-name="P6"><text:tab/><text:tab/><text:span text:style-name="T9">for each folder (Devops, Billing, Weight) in commit</text:span></text:p>
      <text:p text:style-name="P6"><text:tab/><text:tab/><text:tab/><text:span text:style-name="T9">read testing folder testing configuration</text:span></text:p>
      <text:p text:style-name="P6"><text:tab/><text:tab/><text:tab/><text:span text:style-name="T9">iterate subfolders (scenarios) in the testing folder </text:span></text:p>
      <text:p text:style-name="P6"><text:tab/><text:tab/><text:tab/><text:tab/><text:span text:style-name="T9">for each subfolder iterate test files order by name</text:span></text:p>
      <text:p text:style-name="P11"><text:tab/><text:tab/><text:tab/><text:tab/><text:span text:style-name="T9">for each file:</text:span></text:p>
      <text:p text:style-name="P11"><text:tab/><text:tab/><text:tab/><text:tab/><text:tab/><text:span text:style-name="T9">if a file is mentioned in the test, copy it from the scenario folder to <text:tab/><text:tab/><text:tab/><text:tab/><text:tab/>app container “in” folder</text:span></text:p>
      <text:p text:style-name="P11"><text:span text:style-name="T9"><text:tab/><text:tab/><text:tab/><text:tab/><text:tab/> send the curl request described in file to the container <text:tab/><text:tab/><text:tab/><text:tab/><text:tab/><text:tab/><text:tab/>mentioned in testing config</text:span></text:p>
      <text:p text:style-name="P6"><text:tab/><text:tab/><text:tab/><text:tab/><text:tab/><text:span text:style-name="T9">compare response to the expected response mentioned in config.</text:span></text:p>
      <text:p text:style-name="P6"><text:tab/><text:tab/><text:tab/><text:tab/><text:tab/><text:span text:style-name="T9">If expected response contains a variable to store, store it for <text:tab/><text:tab/><text:tab/><text:tab/><text:tab/><text:tab/>duration of scenario</text:span></text:p>
      <text:p text:style-name="P6"><text:tab/><text:tab/><text:tab/><text:tab/><text:tab/><text:span text:style-name="T9">if request or exxpected response has placeholder for srored <text:tab/><text:tab/><text:tab/><text:tab/><text:tab/><text:tab/>variable from previous test, substitute it in request or response</text:span></text:p>
      <text:p text:style-name="P6"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4:50:16.693970705</meta:creation-date>
    <dc:date>2025-01-18T20:14:06.237578367</dc:date>
    <meta:editing-duration>PT1H17S</meta:editing-duration>
    <meta:editing-cycles>3</meta:editing-cycles>
    <meta:generator>LibreOffice/24.8.4.2$Linux_X86_64 LibreOffice_project/480$Build-2</meta:generator>
    <meta:document-statistic meta:table-count="0" meta:image-count="0" meta:object-count="0" meta:page-count="3" meta:paragraph-count="82" meta:word-count="600" meta:character-count="4010" meta:non-whitespace-character-count="3316"/>
  </office:meta>
</office:document-meta>
</file>